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75534" text:style-name="L3">
        <text:list-item>
          <text:p text:style-name="P1"/>
        </text:list-item>
        <text:list-item>
          <text:p text:style-name="P1">Treasure<text:tab/><text:tab/>100<text:tab/>5<text:tab/>Gold + 50</text:p>
        </text:list-item>
        <text:list-item>
          <text:p text:style-name="P1">Great Strength<text:tab/><text:tab/>100<text:tab/>10<text:tab/>Attack + 10</text:p>
        </text:list-item>
        <text:list-item>
          <text:p text:style-name="P1">Weaken<text:tab/><text:tab/>100<text:tab/>10<text:tab/>EnAttack - 10</text:p>
        </text:list-item>
        <text:list-item>
          <text:p text:style-name="P1">Cure<text:tab/><text:tab/><text:tab/>100<text:tab/>10<text:tab/>Cures, Health + 12</text:p>
        </text:list-item>
        <text:list-item>
          <text:p text:style-name="P1">Heal<text:tab/><text:tab/><text:tab/>120<text:tab/>10<text:tab/>Health + 20</text:p>
        </text:list-item>
        <text:list-item>
          <text:p text:style-name="P1">Freeze<text:tab/><text:tab/><text:tab/>120<text:tab/>15<text:tab/>EnHealth - 15, Removes EnHide</text:p>
        </text:list-item>
        <text:list-item>
          <text:p text:style-name="P1">Thunderbolt<text:tab/><text:tab/>120<text:tab/>15<text:tab/>EnHealth - <text:s/>20</text:p>
        </text:list-item>
        <text:list-item>
          <text:p text:style-name="P1">Aqua Blast<text:tab/><text:tab/>150<text:tab/>20<text:tab/>65% EnHealth - 50</text:p>
        </text:list-item>
        <text:list-item>
          <text:p text:style-name="P1">Speed<text:tab/><text:tab/><text:tab/>150<text:tab/>20<text:tab/>Attack Twice</text:p>
        </text:list-item>
        <text:list-item>
          <text:p text:style-name="P1">Acid<text:tab/><text:tab/><text:tab/>180<text:tab/>20</text:p>
        </text:list-item>
        <text:list-item>
          <text:p text:style-name="P1">Forbidden Ritual<text:tab/>180<text:tab/>20</text:p>
        </text:list-item>
        <text:list-item>
          <text:p text:style-name="P1">Stun<text:tab/><text:tab/><text:tab/>180<text:tab/>20</text:p>
        </text:list-item>
        <text:list-item>
          <text:p text:style-name="P1">Silence<text:tab/><text:tab/><text:tab/>180<text:tab/>20</text:p>
        </text:list-item>
        <text:list-item>
          <text:p text:style-name="P1">Stealth<text:tab/><text:tab/><text:tab/>180<text:tab/>10</text:p>
        </text:list-item>
        <text:list-item>
          <text:p text:style-name="P1">Health Rush<text:tab/><text:tab/>190<text:tab/>0</text:p>
        </text:list-item>
        <text:list-item>
          <text:p text:style-name="P1">Mana Blast<text:tab/><text:tab/>190<text:tab/>0</text:p>
        </text:list-item>
        <text:list-item>
          <text:p text:style-name="P1">Enchant<text:tab/><text:tab/>190<text:tab/>10</text:p>
        </text:list-item>
        <text:list-item>
          <text:p text:style-name="P1">Resist<text:tab/><text:tab/><text:tab/>190<text:tab/>10</text:p>
        </text:list-item>
        <text:list-item>
          <text:p text:style-name="P1">Mana Surge<text:tab/><text:tab/>200<text:tab/>0</text:p>
        </text:list-item>
        <text:list-item>
          <text:p text:style-name="P1">Rush<text:tab/><text:tab/><text:tab/>200<text:tab/>20</text:p>
        </text:list-item>
        <text:list-item>
          <text:p text:style-name="P1">Fireball<text:tab/><text:tab/>200<text:tab/>25</text:p>
        </text:list-item>
        <text:list-item>
          <text:p text:style-name="P1">Life Drain<text:tab/><text:tab/>220<text:tab/>30</text:p>
        </text:list-item>
        <text:list-item>
          <text:p text:style-name="P1">Mage Beam<text:tab/><text:tab/>230<text:tab/>25</text:p>
        </text:list-item>
        <text:list-item>
          <text:p text:style-name="P1">Great Heal<text:tab/><text:tab/>250<text:tab/>25</text:p>
        </text:list-item>
        <text:list-item>
          <text:p text:style-name="P1">Antidote<text:tab/><text:tab/>250<text:tab/>20</text:p>
        </text:list-item>
        <text:list-item>
          <text:p text:style-name="P1">Darkness<text:tab/><text:tab/>250<text:tab/>15</text:p>
        </text:list-item>
        <text:list-item>
          <text:p text:style-name="P1">Purge<text:tab/><text:tab/><text:tab/>300<text:tab/>20</text:p>
        </text:list-item>
        <text:list-item>
          <text:p text:style-name="P1">Mystic Might<text:tab/><text:tab/>320<text:tab/>20</text:p>
        </text:list-item>
        <text:list-item>
          <text:p text:style-name="P1">Mind Crush<text:tab/><text:tab/>320<text:tab/>20</text:p>
        </text:list-item>
        <text:list-item>
          <text:p text:style-name="P1">Ninja<text:tab/><text:tab/><text:tab/>320<text:tab/>30</text:p>
        </text:list-item>
        <text:list-item>
          <text:p text:style-name="P1">Replenish<text:tab/><text:tab/>320<text:tab/>30</text:p>
        </text:list-item>
        <text:list-item>
          <text:p text:style-name="P1">Bless<text:tab/><text:tab/><text:tab/>350<text:tab/>10</text:p>
        </text:list-item>
        <text:list-item>
          <text:p text:style-name="P1">Endure<text:tab/><text:tab/><text:tab/>350<text:tab/>10</text:p>
        </text:list-item>
        <text:list-item>
          <text:p text:style-name="P1">Extremespeed<text:tab/><text:tab/>370<text:tab/>30</text:p>
        </text:list-item>
        <text:list-item>
          <text:p text:style-name="P1">Blizzard<text:tab/><text:tab/>370<text:tab/>30</text:p>
        </text:list-item>
        <text:list-item>
          <text:p text:style-name="P1">Doom<text:tab/><text:tab/><text:tab/>380<text:tab/>30</text:p>
        </text:list-item>
        <text:list-item>
          <text:p text:style-name="P1">Comatose<text:tab/><text:tab/>380<text:tab/>30</text:p>
        </text:list-item>
        <text:list-item>
          <text:p text:style-name="P1">Mute<text:tab/><text:tab/><text:tab/>380<text:tab/>30</text:p>
        </text:list-item>
        <text:list-item>
          <text:p text:style-name="P1">Great Mana Surge<text:tab/>400<text:tab/>20</text:p>
        </text:list-item>
        <text:list-item>
          <text:p text:style-name="P1">Larinek<text:tab/><text:tab/>400<text:tab/>40</text:p>
        </text:list-item>
        <text:list-item>
          <text:p text:style-name="P1">Inferno<text:tab/><text:tab/><text:tab/>400<text:tab/>35</text:p>
        </text:list-item>
        <text:list-item>
          <text:p text:style-name="P1">Electrocute<text:tab/><text:tab/>400<text:tab/>35</text:p>
        </text:list-item>
        <text:list-item>
          <text:p text:style-name="P1">Time Bomb<text:tab/><text:tab/>400<text:tab/>40</text:p>
        </text:list-item>
        <text:list-item>
          <text:p text:style-name="P1">Ultra Heal<text:tab/><text:tab/>400<text:tab/>35</text:p>
        </text:list-item>
        <text:list-item>
          <text:p text:style-name="P1">Explosion<text:tab/><text:tab/>400<text:tab/>20</text:p>
        </text:list-item>
        <text:list-item>
          <text:p text:style-name="P1">Countdown<text:tab/><text:tab/>500<text:tab/>40</text:p>
        </text:list-item>
        <text:list-item>
          <text:p text:style-name="P1">Savior<text:tab/><text:tab/><text:tab/>500<text:tab/>50</text:p>
        </text:list-item>
        <text:list-item>
          <text:p text:style-name="P1">Destroyer<text:tab/><text:tab/>500<text:tab/>50</text:p>
        </text:list-item>
        <text:list-item>
          <text:p text:style-name="P1">Rexlerinek<text:tab/><text:tab/>500<text:tab/>50</text:p>
        </text:list-item>
        <text:list-item>
          <text:p text:style-name="P1">Etru<text:tab/><text:tab/><text:tab/>600<text:tab/>15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8T18:54:32.46</meta:creation-date>
    <dc:date>2011-11-13T15:11:01.82</dc:date>
    <meta:editing-duration>PT116H16M09S</meta:editing-duration>
    <meta:editing-cycles>51</meta:editing-cycles>
    <meta:generator>OpenOffice.org/3.2$Win32 OpenOffice.org_project/320m18$Build-9502</meta:generator>
    <meta:document-statistic meta:table-count="0" meta:image-count="0" meta:object-count="0" meta:page-count="1" meta:paragraph-count="50" meta:word-count="245" meta:character-count="1100"/>
  </office:meta>
</office:document-meta>
</file>